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officeooo:rsid="000ce797" officeooo:paragraph-rsid="000ce797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ce797" officeooo:paragraph-rsid="000ce797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f26c" officeooo:paragraph-rsid="0014f26c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7124d" officeooo:paragraph-rsid="0017124d" style:font-size-asian="17.5pt" style:font-weight-asian="normal" style:font-size-complex="2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20pt" style:text-underline-style="none" fo:font-weight="normal" officeooo:rsid="000f514f" officeooo:paragraph-rsid="000f514f" style:font-size-asian="17.5pt" style:font-weight-asian="normal" style:font-size-complex="20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31a86" officeooo:paragraph-rsid="00131a86" style:font-size-asian="17.5pt" style:font-weight-asian="normal" style:font-size-complex="20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20pt" style:text-underline-style="none" fo:font-weight="normal" officeooo:rsid="00167467" officeooo:paragraph-rsid="00167467" style:font-size-asian="17.5pt" style:font-weight-asian="normal" style:font-size-complex="20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20pt" style:text-underline-style="none" fo:font-weight="normal" officeooo:rsid="0017124d" officeooo:paragraph-rsid="0017124d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a45dd" officeooo:paragraph-rsid="001a45dd" style:font-size-asian="17.5pt" style:font-weight-asian="normal" style:font-size-complex="20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20pt" style:text-underline-style="none" fo:font-weight="normal" officeooo:rsid="001a45dd" officeooo:paragraph-rsid="001a45dd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bf332" officeooo:paragraph-rsid="001bf332" style:font-size-asian="17.5pt" style:font-weight-asian="normal" style:font-size-complex="20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20pt" style:text-underline-style="none" fo:font-weight="normal" officeooo:rsid="001bf332" officeooo:paragraph-rsid="001bf332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d3afe" officeooo:paragraph-rsid="001d3afe" style:font-size-asian="17.5pt" style:font-weight-asian="normal" style:font-size-complex="20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1a45dd"/>
    </style:style>
    <style:style style:name="P21" style:family="paragraph" style:parent-style-name="Standard" style:list-style-name="L10">
      <style:paragraph-properties fo:text-align="start" style:justify-single-word="false"/>
      <style:text-properties officeooo:paragraph-rsid="001d3afe"/>
    </style:style>
    <style:style style:name="P22" style:family="paragraph" style:parent-style-name="Standard" style:list-style-name="L10">
      <style:paragraph-properties fo:text-align="start" style:justify-single-word="false"/>
      <style:text-properties officeooo:rsid="001d3afe" officeooo:paragraph-rsid="001d3afe"/>
    </style:style>
    <style:style style:name="P23" style:family="paragraph" style:parent-style-name="Standard">
      <style:paragraph-properties fo:text-align="start" style:justify-single-word="false"/>
      <style:text-properties officeooo:rsid="001d3afe" officeooo:paragraph-rsid="001d3afe"/>
    </style:style>
    <style:style style:name="T1" style:family="text">
      <style:text-properties officeooo:rsid="0018ef5c"/>
    </style:style>
    <style:style style:name="T2" style:family="text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3" style:family="text">
      <style:text-properties fo:font-size="20pt" style:text-underline-style="none" fo:font-weight="normal" officeooo:rsid="001a45dd" style:font-size-asian="17.5pt" style:font-weight-asian="normal" style:font-size-complex="20pt" style:font-weight-complex="normal"/>
    </style:style>
    <style:style style:name="T4" style:family="text">
      <style:text-properties fo:font-size="20pt" style:text-underline-style="none" fo:font-weight="normal" officeooo:rsid="001d3afe" style:font-size-asian="17.5pt" style:font-weight-asian="normal" style:font-size-complex="2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ra-Warner</text:p>
      <text:p text:style-name="P2">Camera-warner ist eine Adroid-app mit der man weiß wann man von einer Camera beobachtet wird. Sie soll vielleicht noch ein Armband bekommen oder eine Smart-watch App. Die Datenbank läuft über einenRaspberry PI 3 mit einer MySQL Datenbank.</text:p>
      <text:p text:style-name="P2"/>
      <text:list xml:id="list1751676724915657992" text:style-name="L1">
        <text:list-item>
          <text:p text:style-name="P8">Als erstes haben wir ein einen apach<text:span text:style-name="T1">e</text:span>-sever mit PHP5 und MYSQL Datenbank.</text:p>
        </text:list-item>
        <text:list-item>
          <text:p text:style-name="P8">Und Jahmin und Julian haben mit der Android app angefangen </text:p>
        </text:list-item>
        <text:list-item>
          <text:p text:style-name="P8">Nic war für die MYSQL Datenbank verantwortlich </text:p>
        </text:list-item>
        <text:list-item>
          <text:p text:style-name="P8">Martin macht die Settings</text:p>
        </text:list-item>
        <text:list-item>
          <text:p text:style-name="P8">Peter macht die Webobefläche</text:p>
        </text:list-item>
        <text:list-item>
          <text:p text:style-name="P8">Und ich Linus Dokumentation und Hackdash</text:p>
        </text:list-item>
      </text:list>
      <text:p text:style-name="P3">Der Status des Projechtes um 10:45 ist:</text:p>
      <text:list xml:id="list6939298403924641365" text:style-name="L2">
        <text:list-item>
          <text:p text:style-name="P9">MYSQL in Arbeit</text:p>
        </text:list-item>
        <text:list-item>
          <text:p text:style-name="P9">Weboberfläche angefangen</text:p>
        </text:list-item>
        <text:list-item>
          <text:p text:style-name="P9">App Grundgerüst steht</text:p>
        </text:list-item>
        <text:list-item>
          <text:p text:style-name="P9">Settings Anfänge</text:p>
        </text:list-item>
        <text:list-item>
          <text:p text:style-name="P9">hackdash steht sowie github</text:p>
        </text:list-item>
      </text:list>
      <text:p text:style-name="P4">Status änderung um 11:00</text:p>
      <text:list xml:id="list1818953229339485149" text:style-name="L3">
        <text:list-item>
          <text:p text:style-name="P10">App kann GPS Datenbank anzeigen und es sind schon Fake daten zum test erfolgreich sichtbar die Dummy-Datenbank ist aber noch nicht fertig</text:p>
        </text:list-item>
      </text:list>
      <text:p text:style-name="P5">Status um 12.15</text:p>
      <text:list xml:id="list3395553462499763189" text:style-name="L4">
        <text:list-item>
          <text:p text:style-name="P11">MYSQL läuft HTML in Arbeit</text:p>
        </text:list-item>
        <text:list-item>
          <text:p text:style-name="P11">App verbindung mit MYSQL und dem PI</text:p>
        </text:list-item>
        <text:list-item>
          <text:p text:style-name="P11">Einstellungen fast fertig</text:p>
        </text:list-item>
        <text:list-item>
          <text:p text:style-name="P12"><text:soft-page-break/>Weboberfläche Basic steht</text:p>
        </text:list-item>
      </text:list>
      <text:p text:style-name="P6">Status um 12:40</text:p>
      <text:list xml:id="list3922812979473597818" text:style-name="L5">
        <text:list-item>
          <text:p text:style-name="P13">website jetzt auf PI</text:p>
        </text:list-item>
        <text:list-item>
          <text:p text:style-name="P13">Implimintiaton der Datenbank in den code der app</text:p>
        </text:list-item>
        <text:list-item>
          <text:p text:style-name="P13">Einstellungen fortgeschritten</text:p>
        </text:list-item>
      </text:list>
      <text:p text:style-name="P7">Status um 14:50</text:p>
      <text:list xml:id="list5104172519740151124" text:style-name="L6">
        <text:list-item>
          <text:p text:style-name="P14">Sever fertig</text:p>
        </text:list-item>
        <text:list-item>
          <text:p text:style-name="P14">App in der weiterentwicklung</text:p>
        </text:list-item>
        <text:list-item>
          <text:p text:style-name="P14">App Settings sind fertig</text:p>
        </text:list-item>
        <text:list-item>
          <text:p text:style-name="P14">einbinden der Daten für Kamera standorte</text:p>
        </text:list-item>
      </text:list>
      <text:p text:style-name="P15">Status um 15:20 </text:p>
      <text:list xml:id="list6179817126316551917" text:style-name="L7">
        <text:list-item>
          <text:p text:style-name="P16">Einstellungen Ergänzungen</text:p>
        </text:list-item>
        <text:list-item>
          <text:p text:style-name="P16">App nahe an datenbank einbindung</text:p>
        </text:list-item>
        <text:list-item>
          <text:p text:style-name="P20"><text:span text:style-name="T3">Website ist in der entwicklung und es wurden weiter Infos hinzugefügt</text:span></text:p>
        </text:list-item>
        <text:list-item>
          <text:p text:style-name="P16">Fehler mit Kamera Datenbank ; GESCHEITERT!!!</text:p>
        </text:list-item>
      </text:list>
      <text:p text:style-name="P17">Status um 16:30</text:p>
      <text:list xml:id="list6454357045665407" text:style-name="L8">
        <text:list-item>
          <text:p text:style-name="P18">man kannn jetzt neue Kameras eintragen bzw. der Datenbank hinzufügen</text:p>
        </text:list-item>
        <text:list-item>
          <text:p text:style-name="P18">App service <text:s/>ausgelagert und beim verbinden mit der App</text:p>
        </text:list-item>
        <text:list-item>
          <text:p text:style-name="P18">neue version der Website</text:p>
        </text:list-item>
      </text:list>
      <text:p text:style-name="P19">Status um 17:10</text:p>
      <text:list xml:id="list1084768330476261519" text:style-name="L10">
        <text:list-item>
          <text:p text:style-name="P21"><text:span text:style-name="T4">Juvenal Dantenbank ist da und funktioniert und suvilianc under suvilianc wir von uns abgetibt</text:span></text:p>
        </text:list-item>
        <text:list-item>
          <text:p text:style-name="P22"><text:span text:style-name="T2">Einstellung fertig</text:span></text:p>
        </text:list-item>
        <text:list-item>
          <text:p text:style-name="P22"><text:span text:style-name="T2">Website weitere ergänzungen</text:span></text:p>
        </text:list-item>
        <text:list-item>
          <text:p text:style-name="P22"><text:span text:style-name="T2">Usermngegment in arbeit</text:span></text:p>
        </text:list-item>
      </text:list>
      <text:p text:style-name="P23"><text:span text:style-name="T2"/></text:p>
      <text:list xml:id="list173305988288738" text:continue-list="list5104172519740151124" text:style-name="L6">
        <text:list-header>
          <text:p text:style-name="P14"/>
        </text:list-header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0:23:56.827027660</meta:creation-date>
    <dc:date>2017-06-10T17:11:09.497548338</dc:date>
    <meta:editing-duration>PT1H12M26S</meta:editing-duration>
    <meta:editing-cycles>5</meta:editing-cycles>
    <meta:generator>LibreOffice/5.1.5.2$Linux_X86_64 LibreOffice_project/10m0$Build-2</meta:generator>
    <meta:document-statistic meta:table-count="0" meta:image-count="0" meta:object-count="0" meta:page-count="3" meta:paragraph-count="45" meta:word-count="298" meta:character-count="1742" meta:non-whitespace-character-count="1519"/>
  </office:meta>
</office:document-meta>
</file>